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SimSun" svg:font-family="SimSun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Plain_20_Text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stdio.h&gt;</text:p>
      <text:p text:style-name="Plain_20_Text">int main()</text:p>
      <text:p text:style-name="Plain_20_Text">{</text:p>
      <text:p text:style-name="Plain_20_Text"><text:s text:c="4"/>int nom[10];</text:p>
      <text:p text:style-name="Plain_20_Text"><text:s text:c="4"/>int e, m, k, n=10;</text:p>
      <text:p text:style-name="Plain_20_Text"><text:s text:c="4"/>for (i = 0; i &lt; n; ++i){</text:p>
      <text:p text:style-name="Plain_20_Text"/>
      <text:p text:style-name="Plain_20_Text"><text:tab/><text:tab/>printf("\tEnter the no. of presents taken by childrens s%d--:", e+1);</text:p>
      <text:p text:style-name="Plain_20_Text"><text:s text:c="8"/>scanf("%d", &amp;nom[e]);</text:p>
      <text:p text:style-name="Plain_20_Text">}</text:p>
      <text:p text:style-name="Plain_20_Text"><text:s text:c="4"/></text:p>
      <text:p text:style-name="Plain_20_Text">　　for (e = 0; e &lt; n; ++e)</text:p>
      <text:p text:style-name="Plain_20_Text"><text:s text:c="6"/>{</text:p>
      <text:p text:style-name="Plain_20_Text"><text:s text:c="8"/>for (m = e + 1; m &lt; n; ++m)</text:p>
      <text:p text:style-name="Plain_20_Text"><text:s text:c="8"/>{</text:p>
      <text:p text:style-name="Plain_20_Text"><text:s text:c="12"/>if (nom[e] &lt; nom[m])</text:p>
      <text:p text:style-name="Plain_20_Text"><text:s text:c="12"/>{</text:p>
      <text:p text:style-name="Plain_20_Text"><text:s text:c="16"/>a = nom[e];</text:p>
      <text:p text:style-name="Plain_20_Text"><text:s text:c="16"/>nom[e] = nom[m];</text:p>
      <text:p text:style-name="Plain_20_Text"><text:s text:c="16"/>nom[m] = k;</text:p>
      <text:p text:style-name="Plain_20_Text"><text:s text:c="12"/>}</text:p>
      <text:p text:style-name="Plain_20_Text"><text:s text:c="8"/>}</text:p>
      <text:p text:style-name="Plain_20_Text"><text:s text:c="4"/>}</text:p>
      <text:p text:style-name="Plain_20_Text"><text:s text:c="3"/></text:p>
      <text:p text:style-name="Plain_20_Text">　　　 printf("\t\nAmount Order by studnets\n");</text:p>
      <text:p text:style-name="Plain_20_Text"/>
      <text:p text:style-name="Plain_20_Text"><text:s text:c="8"/>for (e= 0; e &lt; n; ++e)</text:p>
      <text:p text:style-name="Plain_20_Text"><text:s text:c="8"/>{</text:p>
      <text:p text:style-name="Plain_20_Text"><text:s text:c="8"/>printf("\n");</text:p>
      <text:p text:style-name="Plain_20_Text"><text:s text:c="8"/>printf("\t%d%d.)Student having %d items\n",e+1,nom[e]);</text:p>
      <text:p text:style-name="Plain_20_Text"><text:s text:c="8"/>} <text:s text:c="3"/></text:p>
      <text:p text:style-name="Plain_20_Text"/>
      <text:p text:style-name="Plain_20_Text"><text:s text:c="2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SimSun" svg:font-family="SimSun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font-name-asian="SimSun1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libri" fo:language="en" fo:country="US" style:font-name-asian="SimSun1" style:language-asian="zh" style:country-asian="CN" style:font-name-complex="Times New Roman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lain_20_Text" style:display-name="Plain Text" style:family="paragraph" style:parent-style-name="Standard" style:default-outline-level="" style:list-style-name="">
      <style:text-properties style:font-name="SimSun" style:font-name-complex="Courier New" style:font-size-complex="10.5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10T15:59:49</meta:creation-date>
    <meta:initial-creator>Aman Agrawal</meta:initial-creator>
    <dc:creator>yash  kumar singh</dc:creator>
    <dc:date>2019-04-10T22:56:55.62</dc:date>
    <meta:editing-duration>PT1S</meta:editing-duration>
    <meta:generator>OpenOffice/4.1.5$Win32 OpenOffice.org_project/415m1$Build-9789</meta:generator>
    <meta:document-statistic meta:table-count="0" meta:image-count="0" meta:object-count="0" meta:page-count="1" meta:paragraph-count="30" meta:word-count="90" meta:character-count="621"/>
    <meta:user-defined meta:name="LinksUpToDate" meta:value-type="boolean">false</meta:user-defined>
    <meta:user-defined meta:name="ScaleCrop" meta:value-type="boolean">false</meta:user-defined>
  </office:meta>
</office:document-meta>
</file>